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.1665in" style:contextual-spacing="false"/>
    </style:style>
    <style:style style:name="P7" style:family="paragraph" style:parent-style-name="Standard" style:list-style-name="">
      <style:paragraph-properties fo:margin-top="0.278in" fo:margin-bottom="0.139in" style:contextual-spacing="false" fo:line-height="105%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loext:opacity="100%" style:font-name="Cambria" fo:font-size="14pt" fo:letter-spacing="0.0138in" style:font-size-asian="14pt" style:language-asian="en" style:country-asian="US" style:font-size-complex="14pt" style:language-complex="en" style:country-complex="US"/>
    </style:style>
    <style:style style:name="P8" style:family="paragraph" style:parent-style-name="Standard" style:list-style-name="">
      <style:paragraph-properties fo:margin-top="0.278in" fo:margin-bottom="0.139in" style:contextual-spacing="false" fo:line-height="105%" fo:text-align="center" style:justify-single-word="false" fo:padding-left="0in" fo:padding-right="0in" fo:padding-top="0in" fo:padding-bottom="0.0138in" fo:border-left="none" fo:border-right="none" fo:border-top="none" fo:border-bottom="0.51pt solid #622423"/>
      <style:text-properties fo:text-transform="uppercase" fo:color="#632423" loext:opacity="100%" style:font-name="Cambria" fo:font-size="12pt" fo:letter-spacing="0.0102in" style:font-size-asian="12pt" style:language-asian="en" style:country-asian="US" style:font-size-complex="12pt" style:language-complex="en" style:country-complex="US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style:font-size-asian="12pt" style:font-size-complex="12pt" style:font-style-complex="italic"/>
    </style:style>
    <style:style style:name="T3" style:family="text">
      <style:text-properties style:font-name="Cambria" fo:font-size="12pt" fo:font-style="italic" style:font-size-asian="12pt" style:font-style-asian="italic" style:font-size-complex="12pt" style:font-style-complex="italic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lgorytmy i struktury danych</text:h>
      <text:h text:style-name="P8" text:outline-level="2">Analiza złożoności obliczeniowej wyszukiwanie binarne</text:h>
      <text:p text:style-name="P2"><text:span text:style-name="T1">Wyznaczenie złożoności algorytmu sprowadza się do rozwiązania równania rekurencyjnego. Poniższe równanie otrzymujemy jako równanie złożoności wtedy, kiedy </text:span><text:span text:style-name="T3">problem rozmiaru n sprowadza się do problemu o połowę mniejszego</text:span></text:p>
      <text:p text:style-name="P3"><draw:frame draw:style-name="fr1" draw:name="1" text:anchor-type="as-char" svg:width="1.6898in" svg:height="0.69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Standard"><text:span text:style-name="T1">Podstawiamy </text:span><draw:frame draw:style-name="fr1" draw:name="2" text:anchor-type="as-char" svg:width="0.3634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1"><draw:frame draw:style-name="fr2" draw:name="3" text:anchor-type="as-char" svg:y="-0.289in" svg:width="4.8957in" svg:height="0.4591in" draw:z-index="2"><draw:object xlink:href="./Object 3" xlink:type="simple" xlink:show="embed" xlink:actuate="onLoad"/><draw:image xlink:href="./ObjectReplacements/Object 3" xlink:type="simple" xlink:show="embed" xlink:actuate="onLoad"/></draw:frame><text:s/></text:p>
      <text:p text:style-name="P5"/>
      <text:p text:style-name="P6"><draw:frame draw:style-name="fr1" draw:name="4" text:anchor-type="as-char" svg:width="2.6071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:</text:span></text:p>
      <text:p text:style-name="P1"><draw:frame draw:style-name="fr2" draw:name="5" text:anchor-type="as-char" svg:y="-0.1835in" svg:width="2.7602in" svg:height="0.230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"><draw:frame draw:style-name="fr1" draw:name="6" text:anchor-type="as-char" svg:width="0.528in" svg:height="0.204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78in" fo:margin-bottom="0.139in" style:contextual-spacing="false" fo:line-height="105%" fo:text-align="center" style:justify-single-word="false" fo:padding-left="0in" fo:padding-right="0in" fo:padding-top="0in" fo:padding-bottom="0.0138in" fo:border-left="none" fo:border-right="none" fo:border-top="none" fo:border-bottom="0.51pt solid #823b0b"/>
      <style:text-properties fo:text-transform="uppercase" fo:color="#833c0b" loext:opacity="100%" style:font-name="Calibri Light" fo:font-family="'Calibri Light'" style:font-family-generic="roman" style:font-pitch="variable" fo:font-size="12pt" fo:letter-spacing="0.0102in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pl" style:country-asian="PL" style:font-name-complex="Tahoma" style:font-family-complex="Tahoma" style:font-family-generic-complex="system" style:font-pitch-complex="variable" style:font-size-complex="28pt"/>
    </style:style>
    <style:style style:name="Nagłówek_20_2_20_Znak" style:display-name="Nagłówek 2 Znak" style:family="text" style:parent-style-name="Default_20_Paragraph_20_Font" loext:linked-style-name="Heading_20_2">
      <style:text-properties fo:text-transform="uppercase" fo:color="#833c0b" loext:opacity="100%" style:font-name="Calibri Light" fo:font-family="'Calibri Light'" style:font-family-generic="roman" style:font-pitch="variable" fo:font-size="12pt" fo:letter-spacing="0.0102in" fo:language="en" fo:country="US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l" style:country-asian="PL" style:font-name-complex="Tahoma" style:font-family-complex="Tahoma" style:font-family-generic-complex="system" style:font-pitch-complex="variable" style:font-size-complex="1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ażyna Szostek</meta:initial-creator>
    <meta:editing-cycles>12</meta:editing-cycles>
    <meta:creation-date>2021-04-20T09:40:00</meta:creation-date>
    <dc:date>2022-03-28T17:01:09.517952744</dc:date>
    <meta:editing-duration>PT51M40S</meta:editing-duration>
    <meta:generator>LibreOffice/7.3.3.2$Windows_X86_64 LibreOffice_project/d1d0ea68f081ee2800a922cac8f79445e4603348</meta:generator>
    <meta:document-statistic meta:table-count="0" meta:image-count="0" meta:object-count="6" meta:page-count="1" meta:paragraph-count="9" meta:word-count="38" meta:character-count="314" meta:non-whitespace-character-count="27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n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n>0</mn>
                </mtd>
                <mtd>
                  <mrow>
                    <mi>n</mi>
                    <mo stretchy="false">=</mo>
                    <mn>1</mn>
                  </mrow>
                </mtd>
              </mtr>
              <mtr>
                <mtd>
                  <mrow>
                    <mi>T</mi>
                    <mrow>
                      <mrow>
                        <mo fence="true" form="prefix" stretchy="true">(</mo>
                        <mrow>
                          <mrow>
                            <mi>⌊</mi>
                            <mfrac>
                              <mi>n</mi>
                              <mn>2</mn>
                            </mfrac>
                            <mi>⌋</mi>
                          </mrow>
                        </mrow>
                        <mo fence="true" form="postfix" stretchy="true">)</mo>
                      </mrow>
                      <mo stretchy="false">+</mo>
                      <mi>c</mi>
                    </mrow>
                  </mrow>
                </mtd>
                <mtd>
                  <mrow>
                    <mi>n</mi>
                    <mo stretchy="false">&gt;</mo>
                    <mn>1</mn>
                  </mrow>
                </mtd>
              </mtr>
            </mtable>
          </mrow>
        </mrow>
      </mrow>
    </mrow>
    <annotation encoding="StarMath 5.0">T left (n right ) = left lbrace matrix {0 # n=1 ## T left (⌊{n} over {2}⌋ right ) +  c # n&gt;1} right none</annotation>
  </semantics>
</math>
</file>

<file path=Object 2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= {2} ^ {k}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sup>
              <mn>2</mn>
              <mi>k</mi>
            </msup>
          </mrow>
          <mo fence="true" form="postfix" stretchy="true">)</mo>
        </mrow>
        <mo stretchy="false">=</mo>
        <mi>T</mi>
      </mrow>
      <mrow>
        <mrow>
          <mrow>
            <mo fence="true" form="prefix" stretchy="true">(</mo>
            <mrow>
              <mfrac>
                <msup>
                  <mn>2</mn>
                  <mi>k</mi>
                </msup>
                <mn>2</mn>
              </mfrac>
            </mrow>
            <mo fence="true" form="postfix" stretchy="true">)</mo>
          </mrow>
          <mo stretchy="false">+</mo>
          <mi>c</mi>
        </mrow>
        <mo stretchy="false">=</mo>
        <mi>T</mi>
      </mrow>
      <mrow>
        <mrow>
          <mrow>
            <mo fence="true" form="prefix" stretchy="false">(</mo>
            <mrow>
              <msup>
                <mn>2</mn>
                <mrow>
                  <mi>k</mi>
                  <mo stretchy="false">−</mo>
                  <mn>1</mn>
                </mrow>
              </msup>
            </mrow>
            <mo fence="true" form="postfix" stretchy="false">)</mo>
          </mrow>
          <mo stretchy="false">+</mo>
          <mi>c</mi>
        </mrow>
        <mo stretchy="false">=</mo>
        <mi>T</mi>
      </mrow>
      <mrow>
        <mrow>
          <mrow>
            <mo fence="true" form="prefix" stretchy="false">(</mo>
            <mrow>
              <mfrac>
                <msup>
                  <mn>2</mn>
                  <mrow>
                    <mi>k</mi>
                    <mo stretchy="false">−</mo>
                    <mn>1</mn>
                  </mrow>
                </msup>
                <mn>2</mn>
              </mfrac>
            </mrow>
            <mo fence="true" form="postfix" stretchy="false">)</mo>
          </mrow>
          <mo stretchy="false">+</mo>
          <mi>c</mi>
        </mrow>
        <mo stretchy="false">=</mo>
        <mi>T</mi>
      </mrow>
      <mrow>
        <mrow>
          <mo fence="true" form="prefix" stretchy="false">(</mo>
          <mrow>
            <msup>
              <mn>2</mn>
              <mrow>
                <mi>k</mi>
                <mo stretchy="false">−</mo>
                <mn>2</mn>
              </mrow>
            </msup>
          </mrow>
          <mo fence="true" form="postfix" stretchy="false">)</mo>
        </mrow>
        <mo stretchy="false">+</mo>
        <mn>2</mn>
      </mrow>
      <mi>c</mi>
      <mn>...</mn>
      <mi>T</mi>
      <mrow>
        <mrow>
          <mrow>
            <mo fence="true" form="prefix" stretchy="false">(</mo>
            <mrow>
              <msup>
                <mn>2</mn>
                <mn>0</mn>
              </msup>
            </mrow>
            <mo fence="true" form="postfix" stretchy="false">)</mo>
          </mrow>
          <mo stretchy="false">+</mo>
          <mi mathvariant="italic">kc</mi>
        </mrow>
        <mo stretchy="false">=</mo>
        <mi mathvariant="italic">kc</mi>
      </mrow>
    </mrow>
    <annotation encoding="StarMath 5.0">T left ({2} ^ {k} right ) =T left ({{2} ^ {k}} over {2} right ) +c=T(2^{k-1}) + c = T( 2 ^ {k-1} over {2} ) + c = T( 2^{k-2}) + 2c ... T( 2^{0}) + kc = kc </annotation>
  </semantics>
</math>
</file>

<file path=Object 4/content.xml><?xml version="1.0" encoding="utf-8"?>
<math xmlns="http://www.w3.org/1998/Math/MathML" display="block">
  <semantics>
    <mrow>
      <mi mathvariant="italic">Podstawiając</mi>
      <mi mathvariant="italic">za</mi>
      <mrow>
        <mi>k</mi>
        <mo stretchy="false">=</mo>
        <mi>log</mi>
      </mrow>
      <mi>n</mi>
      <mi>,</mi>
      <mi mathvariant="italic">otrzymujemy</mi>
    </mrow>
    <annotation encoding="StarMath 5.0">Podstawiając za  k= log {n} , otrzymujemy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sup>
              <mn>2</mn>
              <mi>k</mi>
            </msup>
          </mrow>
          <mo fence="true" form="postfix" stretchy="true">)</mo>
        </mrow>
        <mo stretchy="false">=</mo>
        <mi>T</mi>
      </mrow>
      <mrow>
        <mrow>
          <mo fence="true" form="prefix" stretchy="false">(</mo>
          <mrow>
            <msup>
              <mn>2</mn>
              <mi mathvariant="italic">logn</mi>
            </msup>
          </mrow>
          <mo fence="true" form="postfix" stretchy="false">)</mo>
        </mrow>
        <mo stretchy="false">=</mo>
        <mi>T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c</mi>
      </mrow>
      <mi>log</mi>
      <mrow>
        <mi>n</mi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T left ({2} ^ {k} right ) = T( 2 ^ {logn} ) = T( n ) = c log n = O( log n ) 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n</mi>
          </mrow>
          <mo fence="true" form="postfix" stretchy="true">)</mo>
        </mrow>
        <mo stretchy="false">=</mo>
        <mi>?</mi>
      </mrow>
    </mrow>
    <annotation encoding="StarMath 5.0">T left (n right ) =?</annotation>
  </semantics>
</math>
</file>